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097in"/>
    </style:style>
    <style:style style:name="Table1.B" style:family="table-column">
      <style:table-column-properties style:column-width="2.2201in"/>
    </style:style>
    <style:style style:name="Table1.C" style:family="table-column">
      <style:table-column-properties style:column-width="4.095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/>
    </style:style>
    <style:style style:name="T4" style:family="text">
      <style:text-properties fo:color="#127622"/>
    </style:style>
    <style:style style:name="T5" style:family="text">
      <style:text-properties fo:color="#127622" fo:background-color="#ffff00" loext:char-shading-value="0"/>
    </style:style>
    <style:style style:name="T6" style:family="text">
      <style:text-properties fo:color="#127622"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2"><text:s/>Advanced Python Series</text:span></text:span></text:h>
      <text:h text:style-name="Heading_20_2" text:outline-level="2"><text:span text:style-name="T3">📌 Topic: </text:span><text:span text:style-name="Strong_20_Emphasis"><text:span text:style-name="T3">Regular Expressions in Python (</text:span></text:span><text:span text:style-name="Strong_20_Emphasis"><text:span text:style-name="Source_20_Text"><text:span text:style-name="T3">re</text:span></text:span></text:span><text:span text:style-name="Strong_20_Emphasis"><text:span text:style-name="T3"> Module)</text:span></text:span></text:h>
      <text:p text:style-name="Horizontal_20_Line"/>
      <text:h text:style-name="Heading_20_2" text:outline-level="2"><text:span text:style-name="T3">📖</text:span><text:span text:style-name="Strong_20_Emphasis"><text:span text:style-name="T3"> What is Regular Expression?</text:span></text:span></text:h>
      <text:p text:style-name="Text_20_body">🧠 <text:span text:style-name="Strong_20_Emphasis">Regular Expressions</text:span> (RegEx) are <text:span text:style-name="Strong_20_Emphasis">special sequences of characters</text:span> that define a <text:span text:style-name="Strong_20_Emphasis">pattern</text:span> for matching, searching, or manipulating strings.</text:p>
      <text:p text:style-name="Text_20_body">🔍 They are used to:</text:p>
      <text:list xml:id="list2087989295" text:style-name="L1">
        <text:list-item>
          <text:p text:style-name="P3">Validate data (like email, phone numbers)</text:p>
        </text:list-item>
        <text:list-item>
          <text:p text:style-name="P3">Search specific patterns in large texts</text:p>
        </text:list-item>
        <text:list-item>
          <text:p text:style-name="P3">Extract and replace text using patterns</text:p>
        </text:list-item>
      </text:list>
      <text:p text:style-name="Text_20_body">👉 In Python, the <text:span text:style-name="Source_20_Text">re</text:span> module provides full support for RegEx.</text:p>
      <text:p text:style-name="Horizontal_20_Line"/>
      <text:h text:style-name="Heading_20_2" text:outline-level="2"><text:span text:style-name="T4">🧰 </text:span><text:span text:style-name="Strong_20_Emphasis"><text:span text:style-name="T4">Importing the </text:span></text:span><text:span text:style-name="Strong_20_Emphasis"><text:span text:style-name="Source_20_Text"><text:span text:style-name="T4">re</text:span></text:span></text:span><text:span text:style-name="Strong_20_Emphasis"><text:span text:style-name="T4"> Module</text:span></text:span></text:h>
      <text:p text:style-name="P1"><text:span text:style-name="Source_20_Text">import re</text:span></text:p>
      <text:p text:style-name="Horizontal_20_Line"><text:span text:style-name="Strong_20_Emphasis"/></text:p>
      <text:p text:style-name="Text_20_body">💡 <text:span text:style-name="Strong_20_Emphasis">Analogy:</text:span><text:line-break/>Imagine RegEx as a <text:span text:style-name="Strong_20_Emphasis">smart scanner</text:span> in a library.<text:line-break/></text:p>
      <text:h text:style-name="Heading_20_2" text:outline-level="2"><text:span text:style-name="T4">🔑 </text:span><text:span text:style-name="Strong_20_Emphasis"><text:span text:style-name="T4">Important Functions of </text:span></text:span><text:span text:style-name="Strong_20_Emphasis"><text:span text:style-name="Source_20_Text"><text:span text:style-name="T4">re</text:span></text:span></text:span><text:span text:style-name="Strong_20_Emphasis"><text:span text:style-name="T4"> Module (With Examples)</text:span></text:span></text:h>
      <text:p text:style-name="Horizontal_20_Line"/>
      <text:h text:style-name="Heading_20_3" text:outline-level="3">1. 🔍 <text:span text:style-name="Source_20_Text">re.search()</text:span></text:h>
      <text:p text:style-name="Text_20_body">➡️ Searches for the <text:span text:style-name="Strong_20_Emphasis">first match</text:span> of a pattern.</text:p>
      <text:p text:style-name="Preformatted_20_Text"><text:span text:style-name="Source_20_Text">import re</text:span></text:p>
      <text:p text:style-name="Preformatted_20_Text"><text:span text:style-name="Source_20_Text">text = "Python is awesome!"</text:span></text:p>
      <text:p text:style-name="Preformatted_20_Text"><text:span text:style-name="Source_20_Text">result = re.search("awesome", text)</text:span></text:p>
      <text:p text:style-name="P1"><text:span text:style-name="Source_20_Text">print(result) <text:s/># Match object</text:span></text:p>
      <text:p text:style-name="Text_20_body">🧠 <text:span text:style-name="Emphasis">Searches and returns the </text:span><text:span text:style-name="Emphasis"><text:span text:style-name="Strong_20_Emphasis">first occurrence</text:span></text:span><text:span text:style-name="Emphasis">, else returns </text:span><text:span text:style-name="Emphasis"><text:span text:style-name="Source_20_Text">None</text:span></text:span><text:span text:style-name="Emphasis">.</text:span></text:p>
      <text:p text:style-name="Horizontal_20_Line"/>
      <text:h text:style-name="Heading_20_3" text:outline-level="3"><text:soft-page-break/>2. 🔎 <text:span text:style-name="Source_20_Text">re.findall()</text:span></text:h>
      <text:p text:style-name="Text_20_body">➡️ Finds <text:span text:style-name="Strong_20_Emphasis">all matches</text:span> in the string and returns them as a list.</text:p>
      <text:p text:style-name="Preformatted_20_Text"><text:span text:style-name="Source_20_Text">text = "apple, banana, apple, mango"</text:span></text:p>
      <text:p text:style-name="Preformatted_20_Text"><text:span text:style-name="Source_20_Text">matches = re.findall("apple", text)</text:span></text:p>
      <text:p text:style-name="P1"><text:span text:style-name="Source_20_Text">print(matches) <text:s/># ['apple', 'apple']</text:span></text:p>
      <text:p text:style-name="Text_20_body">📌 <text:span text:style-name="Emphasis">Very useful when multiple matches are expected.</text:span></text:p>
      <text:p text:style-name="Horizontal_20_Line"/>
      <text:h text:style-name="Heading_20_3" text:outline-level="3">3. ♻️ <text:span text:style-name="Source_20_Text">re.sub()</text:span></text:h>
      <text:p text:style-name="Text_20_body">➡️ Used to <text:span text:style-name="Strong_20_Emphasis">replace</text:span> a pattern with something else.</text:p>
      <text:p text:style-name="Preformatted_20_Text"><text:span text:style-name="Source_20_Text">text = "My number is 123-456-7890"</text:span></text:p>
      <text:p text:style-name="Preformatted_20_Text"><text:span text:style-name="Source_20_Text">result = re.sub(r"\d", "*", text)</text:span></text:p>
      <text:p text:style-name="P1"><text:span text:style-name="Source_20_Text">print(result) <text:s/># My number is ***-***-****</text:span></text:p>
      <text:p text:style-name="Text_20_body">📌 <text:span text:style-name="Emphasis">Used for data masking, cleaning sensitive info, etc.</text:span></text:p>
      <text:p text:style-name="Horizontal_20_Line"/>
      <text:h text:style-name="Heading_20_3" text:outline-level="3">4. ✅ <text:span text:style-name="Source_20_Text">re.match()</text:span></text:h>
      <text:p text:style-name="Text_20_body">➡️ Matches pattern <text:span text:style-name="Strong_20_Emphasis">only at the beginning</text:span> of the string.</text:p>
      <text:p text:style-name="Preformatted_20_Text"><text:span text:style-name="Source_20_Text">text = "hello world"</text:span></text:p>
      <text:p text:style-name="Preformatted_20_Text"><text:span text:style-name="Source_20_Text">print(re.match("hello", text)) <text:s/># Match</text:span></text:p>
      <text:p text:style-name="P1"><text:span text:style-name="Source_20_Text">print(re.match("world", text)) <text:s/># None</text:span></text:p>
      <text:p text:style-name="Horizontal_20_Line"/>
      <text:h text:style-name="Heading_20_3" text:outline-level="3">5. 🧩 <text:span text:style-name="Source_20_Text">re.split()</text:span></text:h>
      <text:p text:style-name="Text_20_body">➡️ Splits string by the occurrences of a pattern.</text:p>
      <text:p text:style-name="Preformatted_20_Text"><text:span text:style-name="Source_20_Text">text = "apple123banana456mango"</text:span></text:p>
      <text:p text:style-name="Preformatted_20_Text"><text:span text:style-name="Source_20_Text">result = re.split(r"\d+", text)</text:span></text:p>
      <text:p text:style-name="P1"><text:span text:style-name="Source_20_Text">print(result) <text:s/># ['apple', 'banana', 'mango']</text:span></text:p>
      <text:p text:style-name="Horizontal_20_Line"/>
      <text:h text:style-name="Heading_20_2" text:outline-level="2"><text:span text:style-name="T4">🔠 </text:span><text:span text:style-name="Strong_20_Emphasis"><text:span text:style-name="T4">Most Common RegEx Patterns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ttern</text:p>
            </table:table-cell>
            <table:table-cell table:style-name="Table1.A1" office:value-type="string">
              <text:p text:style-name="Table_20_Heading">Meaning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\d</text:span></text:p>
          </table:table-cell>
          <table:table-cell table:style-name="Table1.A1" office:value-type="string">
            <text:p text:style-name="Table_20_Contents">Digit (0–9)</text:p>
          </table:table-cell>
          <table:table-cell table:style-name="Table1.A1" office:value-type="string">
            <text:p text:style-name="Table_20_Contents"><text:span text:style-name="Source_20_Text">re.findall("\d", "a1b2c3")</text:span> → <text:span text:style-name="Source_20_Text">['1','2','3']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\w</text:span></text:p>
          </table:table-cell>
          <table:table-cell table:style-name="Table1.A1" office:value-type="string">
            <text:p text:style-name="Table_20_Contents">Word character (a-z, A-Z, 0-9, _)</text:p>
          </table:table-cell>
          <table:table-cell table:style-name="Table1.A1" office:value-type="string">
            <text:p text:style-name="Table_20_Contents">Letters and numb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\s</text:span></text:p>
          </table:table-cell>
          <table:table-cell table:style-name="Table1.A1" office:value-type="string">
            <text:p text:style-name="Table_20_Contents">Whitespace (space, tab, newline)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.</text:span></text:p>
          </table:table-cell>
          <table:table-cell table:style-name="Table1.A1" office:value-type="string">
            <text:p text:style-name="Table_20_Contents">Any character except newline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0 or more repetitions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1 or more repetitions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<text:span text:style-name="Source_20_Text">?</text:span></text:p>
          </table:table-cell>
          <table:table-cell table:style-name="Table1.A1" office:value-type="string">
            <text:p text:style-name="Table_20_Contents">Optional (0 or 1)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Start of string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<text:span text:style-name="Source_20_Text">$</text:span></text:p>
          </table:table-cell>
          <table:table-cell table:style-name="Table1.A1" office:value-type="string">
            <text:p text:style-name="Table_20_Contents">End of string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<text:span text:style-name="Source_20_Text">[]</text:span></text:p>
          </table:table-cell>
          <table:table-cell table:style-name="Table1.A1" office:value-type="string">
            <text:p text:style-name="Table_20_Contents">Set of characters</text:p>
          </table:table-cell>
          <table:table-cell table:style-name="Table1.A1" office:value-type="string">
            <text:p text:style-name="Table_20_Contents"><text:span text:style-name="Source_20_Text">[a-z]</text:span>, <text:span text:style-name="Source_20_Text">[A-Z0-9]</text:span></text:p>
          </table:table-cell>
        </table:table-row>
        <table:table-row>
          <table:table-cell table:style-name="Table1.A1" office:value-type="string">
            <text:p text:style-name="Table_20_Contents">`</text:p>
          </table:table-cell>
          <table:table-cell table:style-name="Table1.A1" office:value-type="string">
            <text:p text:style-name="Table_20_Contents">`</text:p>
          </table:table-cell>
          <table:table-cell table:style-name="Table1.A1" office:value-type="string">
            <text:p text:style-name="Table_20_Contents">OR operator</text:p>
          </table:table-cell>
        </table:table-row>
        <table:table-row>
          <table:table-cell table:style-name="Table1.A1" office:value-type="string">
            <text:p text:style-name="Table_20_Contents"><text:span text:style-name="Source_20_Text">()</text:span></text:p>
          </table:table-cell>
          <table:table-cell table:style-name="Table1.A1" office:value-type="string">
            <text:p text:style-name="Table_20_Contents">Grouping</text:p>
          </table:table-cell>
          <table:table-cell table:style-name="Table1.A1" office:value-type="string">
            <text:p text:style-name="Table_20_Contents"><text:span text:style-name="Source_20_Text">(\d{3})-(\d{2})</text:span></text:p>
          </table:table-cell>
        </table:table-row>
      </table:table>
      <text:p text:style-name="Horizontal_20_Line"/>
      <text:h text:style-name="Heading_20_2" text:outline-level="2"><text:span text:style-name="T6">🧠 </text:span><text:span text:style-name="Strong_20_Emphasis"><text:span text:style-name="T6">Brief Interview Example</text:span></text:span></text:h>
      <text:p text:style-name="Text_20_body">👉 <text:span text:style-name="Strong_20_Emphasis">Q: How will you check if a string is a valid email?</text:span></text:p>
      <text:p text:style-name="Preformatted_20_Text"><text:span text:style-name="Source_20_Text">import re</text:span></text:p>
      <text:p text:style-name="Preformatted_20_Text"><text:span text:style-name="Source_20_Text">email = "example@gmail.com"</text:span></text:p>
      <text:p text:style-name="Preformatted_20_Text"><text:span text:style-name="Source_20_Text">pattern = r'^\w+@\w+\.\w+$'</text:span></text:p>
      <text:p text:style-name="P1"><text:span text:style-name="Source_20_Text">print(re.match(pattern, email)) <text:s/># Valid email match</text:span></text:p>
      <text:p text:style-name="Text_20_body">🧠 <text:span text:style-name="Emphasis">Explained: </text:span><text:span text:style-name="Emphasis"><text:span text:style-name="Source_20_Text">\w+</text:span></text:span><text:span text:style-name="Emphasis"> (one or more word characters), then </text:span><text:span text:style-name="Emphasis"><text:span text:style-name="Source_20_Text">@</text:span></text:span><text:span text:style-name="Emphasis">, then domain, then </text:span><text:span text:style-name="Emphasis"><text:span text:style-name="Source_20_Text">.com</text:span></text:span></text:p>
      <text:p text:style-name="Horizontal_20_Line"/>
      <text:h text:style-name="Heading_20_2" text:outline-level="2"><text:span text:style-name="T4">📌 </text:span><text:span text:style-name="Strong_20_Emphasis"><text:span text:style-name="T4">Use Cases of Regular Expressions in Real Life</text:span></text:span></text:h>
      <text:list xml:id="list2688992315" text:style-name="L2">
        <text:list-item>
          <text:p text:style-name="P4">✅ Validating form input (emails, phone numbers, PINs)</text:p>
        </text:list-item>
        <text:list-item>
          <text:p text:style-name="P4">🔐 Masking sensitive data (credit cards, passwords)</text:p>
        </text:list-item>
        <text:list-item>
          <text:p text:style-name="P4">📊 Log file parsing and filtering</text:p>
        </text:list-item>
        <text:list-item>
          <text:p text:style-name="P4">🔄 Web scraping &amp; content extraction</text:p>
        </text:list-item>
        <text:list-item>
          <text:p text:style-name="P4">🔍 Text searching in large datasets</text:p>
        </text:list-item>
      </text:list>
      <text:p text:style-name="Horizontal_20_Line"/>
      <text:h text:style-name="Heading_20_2" text:outline-level="2"><text:span text:style-name="T2">🧠 </text:span><text:span text:style-name="Strong_20_Emphasis"><text:span text:style-name="T2">Quick Quiz for Students</text:span></text:span></text:h>
      <text:p text:style-name="Text_20_body"><text:span text:style-name="Strong_20_Emphasis">Q1:</text:span> What does <text:span text:style-name="Source_20_Text">\d+</text:span> match in RegEx?<text:line-break/><text:span text:style-name="Strong_20_Emphasis">Q2:</text:span> Difference between <text:span text:style-name="Source_20_Text">re.match()</text:span> and <text:span text:style-name="Source_20_Text">re.search()</text:span>?<text:line-break/><text:span text:style-name="Strong_20_Emphasis">Q3:</text:span> What does <text:span text:style-name="Source_20_Text">re.sub()</text:span> do?</text:p>
      <text:p text:style-name="Horizontal_20_Line"/>
      <text:h text:style-name="Heading_20_2" text:outline-level="2"><text:soft-page-break/>📦 <text:span text:style-name="Strong_20_Emphasis">Summary – Wrap Up</text:span></text:h>
      <text:list xml:id="list1540770416" text:style-name="L3">
        <text:list-item>
          <text:p text:style-name="P5">Regular Expressions allow pattern-based search &amp; manipulation of text</text:p>
        </text:list-item>
        <text:list-item>
          <text:p text:style-name="P5">Use the <text:span text:style-name="Source_20_Text">re</text:span> module functions: <text:span text:style-name="Source_20_Text">search()</text:span>, <text:span text:style-name="Source_20_Text">findall()</text:span>, <text:span text:style-name="Source_20_Text">match()</text:span>, <text:span text:style-name="Source_20_Text">sub()</text:span>, <text:span text:style-name="Source_20_Text">split()</text:span></text:p>
        </text:list-item>
        <text:list-item>
          <text:p text:style-name="P5">Real-life uses include validation, data cleaning, web scraping, etc.</text:p>
        </text:list-item>
        <text:list-item>
          <text:p text:style-name="P5">Mastering RegEx = Mastering string handling in Python interviews!</text:p>
        </text:list-item>
      </text:list>
      <text:p text:style-name="Horizontal_20_Line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0T21:57:44.957000000</meta:creation-date>
    <dc:date>2025-07-21T19:24:32.673000000</dc:date>
    <meta:editing-duration>PT1M30S</meta:editing-duration>
    <meta:editing-cycles>2</meta:editing-cycles>
    <meta:generator>Neat_Office/6.2.8.2$Windows_x86 LibreOffice_project/</meta:generator>
    <meta:document-statistic meta:table-count="1" meta:image-count="0" meta:object-count="0" meta:page-count="4" meta:paragraph-count="95" meta:word-count="492" meta:character-count="2949" meta:non-whitespace-character-count="2555"/>
  </office:meta>
</office:document-meta>
</file>